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10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Hours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te</text:p>
          </table:table-cell>
          <table:table-cell table:style-name="ce3"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Total Hours</text:p>
          </table:table-cell>
          <table:table-cell table:formula="of:=SUM([.C$1:.C$1048576])" office:value-type="float" office:value="33.5" calcext:value-type="float">
            <text:p>33.5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Payable</text:p>
          </table:table-cell>
          <table:table-cell table:style-name="ce3" table:formula="of:=[.H4]*[.H3]" office:value-type="currency" office:currency="USD" office:value="1172.5" calcext:value-type="currency">
            <text:p>$1,172.50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 Rate?</text:p>
          </table:table-cell>
          <table:table-cell table:style-name="ce4" office:value-type="percentage" office:value="0.3" calcext:value-type="percentage">
            <text:p>30.00%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time" office:time-value="PT12H15M00S" calcext:value-type="time">
            <text:p>12:15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ce7" office:value-type="string" calcext:value-type="string">
            <text:p>Take Home</text:p>
          </table:table-cell>
          <table:table-cell table:style-name="ce10" table:formula="of:=(1-[.H6])*[.H5]" office:value-type="currency" office:currency="USD" office:value="820.75" calcext:value-type="currency">
            <text:p>$820.75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time" office:time-value="PT23H00M00S" calcext:value-type="time">
            <text:p>11:00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Save Amount</text:p>
          </table:table-cell>
          <table:table-cell table:style-name="ce3" table:formula="of:=[.H5]-[.H7]" office:value-type="currency" office:currency="USD" office:value="351.75" calcext:value-type="currency">
            <text:p>$351.75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22H45M00S" calcext:value-type="time">
            <text:p>10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iced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30" calcext:value-type="date">
            <text:p>07/30/22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31" calcext:value-type="date">
            <text:p>07/31/22</text:p>
          </table:table-cell>
          <table:table-cell office:value-type="time" office:time-value="PT17H45M00S" calcext:value-type="time">
            <text:p>05:45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21H55M00S" calcext:value-type="time">
            <text:p>09:5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16H45M00S" calcext:value-type="time">
            <text:p>04:4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45M00S" calcext:value-type="time">
            <text:p>08:45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20H00M00S" calcext:value-type="time">
            <text:p>08:0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2T10:43:47.407000000</meta:creation-date>
    <dc:date>2022-08-04T22:41:20.689383022</dc:date>
    <meta:editing-duration>P3DT19H12M15S</meta:editing-duration>
    <meta:editing-cycles>11</meta:editing-cycles>
    <meta:generator>LibreOffice/7.3.5.2$MacOSX_X86_64 LibreOffice_project/184fe81b8c8c30d8b5082578aee2fed2ea847c01</meta:generator>
    <meta:document-statistic meta:table-count="1" meta:cell-count="91" meta:object-count="0"/>
  </office:meta>
</office:document-meta>
</file>